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C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05" calcext:value-type="float">
            <text:p>92,05</text:p>
          </table:table-cell>
          <table:table-cell table:style-name="ce3" table:formula="of:=[.C2]-[.D4]" office:value-type="float" office:value="83.7025" calcext:value-type="float">
            <text:p>83,70</text:p>
          </table:table-cell>
          <table:table-cell table:style-name="ce3" table:formula="of:=[.D2]-[.E4]" office:value-type="float" office:value="74.937625" calcext:value-type="float">
            <text:p>74,94</text:p>
          </table:table-cell>
          <table:table-cell table:style-name="ce3" table:formula="of:=[.E2]-[.F4]" office:value-type="float" office:value="65.73450625" calcext:value-type="float">
            <text:p>65,73</text:p>
          </table:table-cell>
          <table:table-cell table:style-name="ce3" table:formula="of:=[.F2]-[.G4]" office:value-type="float" office:value="56.0712315625" calcext:value-type="float">
            <text:p>56,07</text:p>
          </table:table-cell>
          <table:table-cell table:style-name="ce3" table:formula="of:=[.G2]-[.H4]" office:value-type="float" office:value="45.924793140625" calcext:value-type="float">
            <text:p>45,92</text:p>
          </table:table-cell>
          <table:table-cell table:style-name="ce3" table:formula="of:=[.H2]-[.I4]" office:value-type="float" office:value="35.2710327976562" calcext:value-type="float">
            <text:p>35,27</text:p>
          </table:table-cell>
          <table:table-cell/>
        </table:table-row>
        <table:table-row table:style-name="ro1">
          <table:table-cell table:style-name="ce1" office:value-type="string" calcext:value-type="string">
            <text:p>intérêts prêt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3" table:formula="of:=0.05*[.C2]" office:value-type="float" office:value="4.6025" calcext:value-type="float">
            <text:p>4,60</text:p>
          </table:table-cell>
          <table:table-cell table:style-name="ce3" table:formula="of:=0.05*[.D2]" office:value-type="float" office:value="4.185125" calcext:value-type="float">
            <text:p>4,19</text:p>
          </table:table-cell>
          <table:table-cell table:style-name="ce3" table:formula="of:=0.05*[.E2]" office:value-type="float" office:value="3.74688125" calcext:value-type="float">
            <text:p>3,75</text:p>
          </table:table-cell>
          <table:table-cell table:style-name="ce3" table:formula="of:=0.05*[.F2]" office:value-type="float" office:value="3.2867253125" calcext:value-type="float">
            <text:p>3,29</text:p>
          </table:table-cell>
          <table:table-cell table:style-name="ce3" table:formula="of:=0.05*[.G2]" office:value-type="float" office:value="2.803561578125" calcext:value-type="float">
            <text:p>2,80</text:p>
          </table:table-cell>
          <table:table-cell table:style-name="ce3" table:formula="of:=0.05*[.H2]" office:value-type="float" office:value="2.29623965703125" calcext:value-type="float">
            <text:p>2,30</text:p>
          </table:table-cell>
          <table:table-cell/>
        </table:table-row>
        <table:table-row table:style-name="ro1">
          <table:table-cell table:style-name="ce1" office:value-type="string" calcext:value-type="string">
            <text:p>capital</text:p>
          </table:table-cell>
          <table:table-cell table:style-name="ce1"/>
          <table:table-cell table:style-name="ce1" office:value-type="float" office:value="7.95" calcext:value-type="float">
            <text:p>7,95</text:p>
          </table:table-cell>
          <table:table-cell table:style-name="ce3" table:formula="of:=[.D5]-[.D3]" office:value-type="float" office:value="8.3475" calcext:value-type="float">
            <text:p>8,35</text:p>
          </table:table-cell>
          <table:table-cell table:style-name="ce3" table:formula="of:=[.E5]-[.E3]" office:value-type="float" office:value="8.764875" calcext:value-type="float">
            <text:p>8,76</text:p>
          </table:table-cell>
          <table:table-cell table:style-name="ce3" table:formula="of:=[.F5]-[.F3]" office:value-type="float" office:value="9.20311875" calcext:value-type="float">
            <text:p>9,20</text:p>
          </table:table-cell>
          <table:table-cell table:style-name="ce3" table:formula="of:=[.G5]-[.G3]" office:value-type="float" office:value="9.6632746875" calcext:value-type="float">
            <text:p>9,66</text:p>
          </table:table-cell>
          <table:table-cell table:style-name="ce3" table:formula="of:=[.H5]-[.H3]" office:value-type="float" office:value="10.146438421875" calcext:value-type="float">
            <text:p>10,15</text:p>
          </table:table-cell>
          <table:table-cell table:style-name="ce3" table:formula="of:=[.I5]-[.I3]" office:value-type="float" office:value="10.6537603429687" calcext:value-type="float">
            <text:p>10,65</text:p>
          </table:table-cell>
          <table:table-cell/>
        </table:table-row>
        <table:table-row table:style-name="ro1">
          <table:table-cell table:style-name="ce1" office:value-type="string" calcext:value-type="string">
            <text:p>échéances</text:p>
          </table:table-cell>
          <table:table-cell table:style-name="ce1"/>
          <table:table-cell table:style-name="ce1" office:value-type="float" office:value="12.95" calcext:value-type="float">
            <text:p>12,95</text:p>
          </table:table-cell>
          <table:table-cell table:number-columns-repeated="6" table:style-name="ce3" office:value-type="float" office:value="12.95" calcext:value-type="float">
            <text:p>12,95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 table:number-rows-repeated="3">
          <table:table-cell table:number-columns-repeated="4"/>
          <table:table-cell table:style-name="ce4" table:number-columns-repeated="6"/>
        </table:table-row>
        <table:table-row table:style-name="ro1">
          <table:table-cell table:number-columns-repeated="4"/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1" number:min-integer-digits="1"/>
      <number:text>%</number:text>
    </number:percentage-style>
    <number:percentage-style style:name="N112">
      <number:number number:decimal-places="3" number:min-integer-digits="1"/>
      <number:text>%</number:text>
    </number:percentage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5" number:min-integer-digits="1"/>
      <number:text>%</number:text>
    </number:percentage-style>
    <number:percentage-style style:name="N115">
      <number:number number:decimal-places="6" number:min-integer-digits="1"/>
      <number:text>%</number:text>
    </number:percentage-style>
    <number:percentage-style style:name="N116">
      <number:number number:decimal-places="7" number:min-integer-digits="1"/>
      <number:text>%</number:text>
    </number:percentage-style>
    <number:percentage-style style:name="N117">
      <number:number number:decimal-places="8" number:min-integer-digits="1"/>
      <number:text>%</number:text>
    </number:percentage-style>
    <number:percentage-style style:name="N118">
      <number:number number:decimal-places="9" number:min-integer-digits="1"/>
      <number:text>%</number:text>
    </number:percentage-style>
    <number:percentage-style style:name="N119">
      <number:number number:decimal-places="10" number:min-integer-digits="1"/>
      <number:text>%</number:text>
    </number:percentage-style>
    <number:percentage-style style:name="N120">
      <number:number number:decimal-places="1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0:36:03.880000000</meta:creation-date>
    <dc:date>2013-12-11T12:17:59.814000000</dc:date>
    <meta:editing-duration>PT4M44S</meta:editing-duration>
    <meta:editing-cycles>1</meta:editing-cycles>
    <meta:document-statistic meta:table-count="1" meta:cell-count="42" meta:object-count="0"/>
    <meta:generator>LibreOffice/4.1.3.2$Windows_x86 LibreOffice_project/70feb7d99726f064edab4605a8ab840c50ec57a</meta:generator>
  </office:meta>
</office:document-meta>
</file>